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0580000001F2E85499F490D0318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size="16pt" fo:font-weight="bold" officeooo:rsid="0007ff19" officeooo:paragraph-rsid="0007ff19" style:font-size-asian="16pt" style:font-weight-asian="bold" style:font-size-complex="16pt" style:font-weight-complex="bold"/>
    </style:style>
    <style:style style:name="P2" style:family="paragraph" style:parent-style-name="Header">
      <style:paragraph-properties fo:text-align="start" style:justify-single-word="false"/>
      <style:text-properties fo:font-size="16pt" fo:font-weight="bold" officeooo:rsid="0007ff19" officeooo:paragraph-rsid="0007ff19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5pt" fo:font-weight="bold" officeooo:rsid="0007ff19" officeooo:paragraph-rsid="0007ff19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5pt" fo:font-weight="normal" officeooo:rsid="0007ff19" officeooo:paragraph-rsid="0007ff19" style:font-size-asian="15pt" style:font-weight-asian="normal" style:font-size-complex="15pt" style:font-weight-complex="normal"/>
    </style:style>
    <style:style style:name="P5" style:family="paragraph" style:parent-style-name="Standard">
      <style:text-properties fo:font-size="15pt" fo:font-weight="normal" officeooo:rsid="0007ff19" officeooo:paragraph-rsid="0007ff19" style:font-size-asian="15pt" style:font-weight-asian="normal" style:font-size-complex="15pt" style:font-weight-complex="normal"/>
    </style:style>
    <style:style style:name="P6" style:family="paragraph" style:parent-style-name="Standard">
      <style:text-properties fo:font-size="15pt" fo:font-weight="normal" officeooo:rsid="000933c8" officeooo:paragraph-rsid="000933c8" style:font-size-asian="15pt" style:font-weight-asian="normal" style:font-size-complex="15pt" style:font-weight-complex="normal"/>
    </style:style>
    <style:style style:name="P7" style:family="paragraph" style:parent-style-name="Standard">
      <style:text-properties fo:font-size="15pt" fo:font-weight="bold" officeooo:rsid="000933c8" officeooo:paragraph-rsid="000933c8" style:font-size-asian="15pt" style:font-weight-asian="bold" style:font-size-complex="15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a6c34" style:font-weight-asian="normal" style:font-weight-complex="normal"/>
    </style:style>
    <style:style style:name="T3" style:family="text">
      <style:text-properties officeooo:rsid="000a6c3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icencias:</text:p>
      <text:p text:style-name="P4">Contrato entre el desarollador de un software y el usuario, este define con precisión los derechos y deberes de ambas partes. </text:p>
      <text:p text:style-name="P4">Es el desarrollador o propietario del software el que decide el tipo de licencia con el que se distribuirá el software</text:p>
      <text:p text:style-name="P4">El usuario debe aceptar esta licencia para hacer uso del software del propietario.</text:p>
      <text:p text:style-name="P4"/>
      <text:p text:style-name="P6">Existen diferentes tipos de licencias como podría ser:</text:p>
      <text:p text:style-name="P7">- Creative Commons: <text:span text:style-name="T1">Organización totalmente altruista </text:span><text:span text:style-name="T2">dedicada a promover el acceso y el intercambio de cultura.</text:span></text:p>
      <text:p text:style-name="P7"><text:span text:style-name="T2"/></text:p>
      <text:p text:style-name="P7"><text:span text:style-name="T3">- The GNU General Public License or GPL: </text:span><text:span text:style-name="T2">Distribuye licencias gratuitas de software que permiten al usuario disfrutar de estudiar modificar y compartir el software.</text:span></text:p>
      <text:p text:style-name="P7"><text:span text:style-name="T2"/></text:p>
      <text:p text:style-name="P7"><text:span text:style-name="T3">- The GNU Free Documentation License or GFDL:</text:span><text:span text:style-name="T2"> Es similar al GPL, dando <text:s/>a los lectores el derecho de copiar redistribuir y modificar un trabajo siempre que se encuentre bajo la misma licencia. En caso de que las copias distribuidas llegue a ser mayor de 100, el documento o código original debe hacerse publico para los usuario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ize="16pt" fo:font-weight="bold" officeooo:rsid="0007ff19" officeooo:paragraph-rsid="0007ff19" style:font-size-asian="16pt" style:font-weight-asian="bold" style:font-size-complex="16pt" style:font-weight-complex="bold"/>
    </style:style>
    <style:style style:name="MP2" style:family="paragraph" style:parent-style-name="Header">
      <style:paragraph-properties fo:text-align="start" style:justify-single-word="false"/>
      <style:text-properties fo:font-size="16pt" fo:font-weight="bold" officeooo:rsid="0007ff19" officeooo:paragraph-rsid="0007ff19" style:font-size-asian="16pt" style:font-weight-asian="bold" style:font-size-complex="16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Actividad 2: Licencias de software</text:p>
        <text:p text:style-name="MP1">Edison Alcocer</text:p>
      </style:header>
      <style:footer>
        <text:p text:style-name="MP2">Actividad 2: Licencias de software<draw:frame draw:style-name="Mfr1" draw:name="Image1" text:anchor-type="char" svg:x="5.1555in" svg:y="0.0102in" svg:width="1.439in" svg:height="0.5071in" draw:z-index="0"><draw:image xlink:href="Pictures/10000001000000580000001F2E85499F490D0318.png" xlink:type="simple" xlink:show="embed" xlink:actuate="onLoad" draw:mime-type="image/png"/></draw:frame></text:p>
        <text:p text:style-name="MP2">Edison Alcocer <text:tab/><text:tab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2T18:20:26.717845634</meta:creation-date>
    <dc:date>2021-09-24T17:06:33.033622416</dc:date>
    <meta:editing-duration>PT24M25S</meta:editing-duration>
    <meta:editing-cycles>3</meta:editing-cycles>
    <meta:generator>LibreOffice/7.2.0.4$Linux_X86_64 LibreOffice_project/ce769e3009755dcf0082844e386f5dca4c8ecb2f</meta:generator>
    <meta:document-statistic meta:table-count="0" meta:image-count="1" meta:object-count="0" meta:page-count="1" meta:paragraph-count="12" meta:word-count="176" meta:character-count="1094" meta:non-whitespace-character-count="925"/>
  </office:meta>
</office:document-meta>
</file>